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2020-01-14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2019-01-15 1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2018-01-18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2016-01-13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2015-01-08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2014-02-11 0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2013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2012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2011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2010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2009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2008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2006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2005-03-18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2003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2002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2001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2000-0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1999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1998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1997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1996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1995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1994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1993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1992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1991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1989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1988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1987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1986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1985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1984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86</text:p>
          </table:table-cell>
          <table:table-cell office:value-type="string" calcext:value-type="string">
            <text:p>1983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